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, helvetica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3.4307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2.798in"/>
    </style:style>
    <style:style style:name="co6" style:family="table-column">
      <style:table-column-properties fo:break-before="auto" style:column-width="10.6457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72" table:default-cell-style-name="Default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power level</text:p>
          </table:table-cell>
          <table:table-cell table:style-name="ce1" office:value-type="string" calcext:value-type="string">
            <text:p>description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Amulet of Spell Shield</text:p>
            <text:p>Blocks a negative spell that an enemy casts on the Hero once every 40 seconds. Will not block physical skills such as Ensnare.</text:p>
          </table:table-cell>
          <table:table-cell table:number-columns-repeated="37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s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reases sight range by 1</text:p>
          </table:table-cell>
          <table:table-cell office:value-type="float" office:value="154" calcext:value-type="float">
            <text:p>1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i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creases sight range by 2</text:p>
          </table:table-cell>
          <table:table-cell office:value-type="float" office:value="208" calcext:value-type="float">
            <text:p>208</text:p>
          </table:table-cell>
          <table:table-cell table:style-name="ce1" table:formula="of:=FLOOR(SUM([.G1]+([.G1] * 0.082618) ; [.H1]))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si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creases sight range by 3</text:p>
          </table:table-cell>
          <table:table-cell office:value-type="float" office:value="267" calcext:value-type="float">
            <text:p>267</text:p>
          </table:table-cell>
          <table:table-cell table:style-name="ce1" table:formula="of:=FLOOR(SUM([.G2]+([.G2] * 0.082618) ; [.H2]))" office:value-type="float" office:value="154" calcext:value-type="float">
            <text:p>15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Ancient Janggo of Endurance</text:p>
            <text:p>Grants the Hero and friendly nearby units increased attack rate and movement speed. Does not stack with Endurance Aura.</text:p>
          </table:table-cell>
          <table:table-cell table:number-columns-repeated="37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si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creases sight range by 4</text:p>
          </table:table-cell>
          <table:table-cell office:value-type="float" office:value="325" calcext:value-type="float">
            <text:p>325</text:p>
          </table:table-cell>
          <table:table-cell table:style-name="ce1" table:formula="of:=FLOOR(SUM([.G3]+([.G3] * 0.082618) ; [.H3]))" office:value-type="float" office:value="208" calcext:value-type="float">
            <text:p>20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creases damage by 1</text:p>
          </table:table-cell>
          <table:table-cell office:value-type="float" office:value="389" calcext:value-type="float">
            <text:p>389</text:p>
          </table:table-cell>
          <table:table-cell table:style-name="ce1" table:formula="of:=FLOOR(SUM([.G4]+([.G4] * 0.082618) ; [.H4]))" office:value-type="float" office:value="266" calcext:value-type="float">
            <text:p>26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creases damage by 1</text:p>
          </table:table-cell>
          <table:table-cell office:value-type="float" office:value="452" calcext:value-type="float">
            <text:p>452</text:p>
          </table:table-cell>
          <table:table-cell table:style-name="ce1" table:formula="of:=FLOOR(SUM([.G5]+([.G5] * 0.082618) ; [.H5]))" office:value-type="float" office:value="325" calcext:value-type="float">
            <text:p>32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Belt of Giant Strength +6</text:p>
            <text:p>Increases the Strength of the Hero by 6 when worn.</text:p>
          </table:table-cell>
          <table:table-cell table:number-columns-repeated="37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creases damage by 1</text:p>
          </table:table-cell>
          <table:table-cell office:value-type="float" office:value="521" calcext:value-type="float">
            <text:p>521</text:p>
          </table:table-cell>
          <table:table-cell table:style-name="ce1" table:formula="of:=FLOOR(SUM([.G6]+([.G6] * 0.082618) ; [.H6]))" office:value-type="float" office:value="387" calcext:value-type="float">
            <text:p>38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creases damage by 1</text:p>
          </table:table-cell>
          <table:table-cell office:value-type="float" office:value="589" calcext:value-type="float">
            <text:p>589</text:p>
          </table:table-cell>
          <table:table-cell table:style-name="ce1" table:formula="of:=FLOOR(SUM([.G7]+([.G7] * 0.082618) ; [.H7]))" office:value-type="float" office:value="451" calcext:value-type="float">
            <text:p>451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effects</text:p>
          </table:table-cell>
          <table:table-cell table:style-name="ce1" office:value-type="string" calcext:value-type="string">
            <text:p>resists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on hit</text:p>
          </table:table-cell>
          <table:table-cell table:number-columns-repeated="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nus armor</text:p>
          </table:table-cell>
          <table:table-cell office:value-type="float" office:value="664" calcext:value-type="float">
            <text:p>664</text:p>
          </table:table-cell>
          <table:table-cell table:style-name="ce1" table:formula="of:=FLOOR(SUM([.G8]+([.G8] * 0.082618) ; [.H8]))" office:value-type="float" office:value="518" calcext:value-type="float">
            <text:p>518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office:value-type="string" calcext:value-type="string">
            <text:p>stu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ging rate</text:p>
          </table:table-cell>
          <table:table-cell office:value-type="string" calcext:value-type="string">
            <text:p>double damage</text:p>
          </table:table-cell>
          <table:table-cell table:number-columns-repeated="3"/>
          <table:table-cell table:style-name="ce8" office:value-type="string" calcext:value-type="string">
            <text:p>Boots of Quel'Thalas +6</text:p>
            <text:p>Increases the Agility of the Hero by 6 when worn.</text:p>
          </table:table-cell>
          <table:table-cell table:number-columns-repeated="37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us armor</text:p>
          </table:table-cell>
          <table:table-cell office:value-type="float" office:value="738" calcext:value-type="float">
            <text:p>738</text:p>
          </table:table-cell>
          <table:table-cell table:style-name="ce1" table:formula="of:=FLOOR(SUM([.G9]+([.G9] * 0.082618) ; [.H9]))" office:value-type="float" office:value="588" calcext:value-type="float">
            <text:p>588</text:p>
          </table:table-cell>
          <table:table-cell table:style-name="ce1" office:value-type="float" office:value="100" calcext:value-type="float">
            <text:p>100</text:p>
          </table:table-cell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XP rate</text:p>
          </table:table-cell>
          <table:table-cell table:number-columns-repeated="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rm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us armor</text:p>
          </table:table-cell>
          <table:table-cell office:value-type="float" office:value="819" calcext:value-type="float">
            <text:p>819</text:p>
          </table:table-cell>
          <table:table-cell table:style-name="ce1" table:formula="of:=FLOOR(SUM([.G10]+([.G10] * 0.082618) ; [.H10]))" office:value-type="float" office:value="660" calcext:value-type="float">
            <text:p>66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oison</text:p>
          </table:table-cell>
          <table:table-cell office:value-type="string" calcext:value-type="string">
            <text:p>Health regen</text:p>
          </table:table-cell>
          <table:table-cell office:value-type="string" calcext:value-type="string">
            <text:p>prevent health regen</text:p>
          </table:table-cell>
          <table:table-cell table:number-columns-repeated="37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mo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nus armor</text:p>
          </table:table-cell>
          <table:table-cell office:value-type="float" office:value="899" calcext:value-type="float">
            <text:p>899</text:p>
          </table:table-cell>
          <table:table-cell table:style-name="ce1" table:formula="of:=FLOOR(SUM([.G11]+([.G11] * 0.082618) ; [.H11]))" office:value-type="float" office:value="736" calcext:value-type="float">
            <text:p>73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electric</text:p>
          </table:table-cell>
          <table:table-cell office:value-type="string" calcext:value-type="string">
            <text:p>mana regen</text:p>
          </table:table-cell>
          <table:table-cell office:value-type="string" calcext:value-type="string">
            <text:p>prevent mana regen</text:p>
          </table:table-cell>
          <table:table-cell table:number-columns-repeated="3"/>
          <table:table-cell table:style-name="ce8" office:value-type="string" calcext:value-type="string">
            <text:p>Boots of Speed</text:p>
            <text:p>Increases the movement speed of the Hero when worn. Boots of Speed do not stack. Two boots of speed will make a Hero just as fast as one.</text:p>
          </table:table-cell>
          <table:table-cell table:number-columns-repeated="37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ealt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o max</text:p>
          </table:table-cell>
          <table:table-cell office:value-type="float" office:value="987" calcext:value-type="float">
            <text:p>987</text:p>
          </table:table-cell>
          <table:table-cell table:style-name="ce1" table:formula="of:=FLOOR(SUM([.G12]+([.G12] * 0.082618) ; [.H12]))" office:value-type="float" office:value="814" calcext:value-type="float">
            <text:p>81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hadow</text:p>
          </table:table-cell>
          <table:table-cell office:value-type="string" calcext:value-type="string">
            <text:p>immune to blind</text:p>
          </table:table-cell>
          <table:table-cell office:value-type="string" calcext:value-type="string">
            <text:p>blinds target</text:p>
          </table:table-cell>
          <table:table-cell table:number-columns-repeated="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ealth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 max</text:p>
          </table:table-cell>
          <table:table-cell office:value-type="float" office:value="1073" calcext:value-type="float">
            <text:p>1073</text:p>
          </table:table-cell>
          <table:table-cell table:style-name="ce1" table:formula="of:=FLOOR(SUM([.G13]+([.G13] * 0.082618) ; [.H13]))" office:value-type="float" office:value="896" calcext:value-type="float">
            <text:p>89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holy</text:p>
          </table:table-cell>
          <table:table-cell office:value-type="string" calcext:value-type="string">
            <text:p>immune to slow</text:p>
          </table:table-cell>
          <table:table-cell office:value-type="string" calcext:value-type="string">
            <text:p>slow target</text:p>
          </table:table-cell>
          <table:table-cell table:number-columns-repeated="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alth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o max</text:p>
          </table:table-cell>
          <table:table-cell office:value-type="float" office:value="1169" calcext:value-type="float">
            <text:p>1169</text:p>
          </table:table-cell>
          <table:table-cell table:style-name="ce1" table:formula="of:=FLOOR(SUM([.G14]+([.G14] * 0.082618) ; [.H14]))" office:value-type="float" office:value="981" calcext:value-type="float">
            <text:p>98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agic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life steal</text:p>
          </table:table-cell>
          <table:table-cell table:number-columns-repeated="3"/>
          <table:table-cell table:style-name="ce8" office:value-type="string" calcext:value-type="string">
            <text:p>Circlet of Nobility</text:p>
            <text:p>Increases the Strength, Agility, and Intelligence of the Hero by 2 when worn.</text:p>
          </table:table-cell>
          <table:table-cell table:number-columns-repeated="37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eal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o max</text:p>
          </table:table-cell>
          <table:table-cell office:value-type="float" office:value="1262" calcext:value-type="float">
            <text:p>1262</text:p>
          </table:table-cell>
          <table:table-cell table:style-name="ce1" table:formula="of:=FLOOR(SUM([.G15]+([.G15] * 0.082618) ; [.H15]))" office:value-type="float" office:value="1070" calcext:value-type="float">
            <text:p>107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indestructible</text:p>
          </table:table-cell>
          <table:table-cell office:value-type="string" calcext:value-type="string">
            <text:p>mana steal</text:p>
          </table:table-cell>
          <table:table-cell table:number-columns-repeated="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an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o max</text:p>
          </table:table-cell>
          <table:table-cell office:value-type="float" office:value="1366" calcext:value-type="float">
            <text:p>1366</text:p>
          </table:table-cell>
          <table:table-cell table:style-name="ce1" table:formula="of:=FLOOR(SUM([.G16]+([.G16] * 0.082618) ; [.H16]))" office:value-type="float" office:value="1162" calcext:value-type="float">
            <text:p>116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knockback</text:p>
          </table:table-cell>
          <table:table-cell office:value-type="string" calcext:value-type="string">
            <text:p>Cause bleeding (like physical poison)</text:p>
          </table:table-cell>
          <table:table-cell table:number-columns-repeated="37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n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 max</text:p>
          </table:table-cell>
          <table:table-cell office:value-type="float" office:value="1466" calcext:value-type="float">
            <text:p>1466</text:p>
          </table:table-cell>
          <table:table-cell table:style-name="ce1" table:formula="of:=FLOOR(SUM([.G17]+([.G17] * 0.082618) ; [.H17]))" office:value-type="float" office:value="1258" calcext:value-type="float">
            <text:p>125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Claws of Attack +6</text:p>
            <text:p>Increases the attack damage of the Hero by 6 when worn.</text:p>
          </table:table-cell>
          <table:table-cell table:number-columns-repeated="37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n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to max</text:p>
          </table:table-cell>
          <table:table-cell office:value-type="float" office:value="1579" calcext:value-type="float">
            <text:p>1579</text:p>
          </table:table-cell>
          <table:table-cell table:style-name="ce1" table:formula="of:=FLOOR(SUM([.G18]+([.G18] * 0.082618) ; [.H18]))" office:value-type="float" office:value="1358" calcext:value-type="float">
            <text:p>135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n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o max</text:p>
          </table:table-cell>
          <table:table-cell office:value-type="float" office:value="1687" calcext:value-type="float">
            <text:p>1687</text:p>
          </table:table-cell>
          <table:table-cell table:style-name="ce1" table:formula="of:=FLOOR(SUM([.G19]+([.G19] * 0.082618) ; [.H19]))" office:value-type="float" office:value="1461" calcext:value-type="float">
            <text:p>146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09" calcext:value-type="float">
            <text:p>1809</text:p>
          </table:table-cell>
          <table:table-cell table:style-name="ce1" table:formula="of:=FLOOR(SUM([.G20]+([.G20] * 0.082618) ; [.H20]))" office:value-type="float" office:value="1570" calcext:value-type="float">
            <text:p>157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Claws of Attack +9</text:p>
            <text:p>Increases the attack damage of the Hero by 9 when worn.</text:p>
          </table:table-cell>
          <table:table-cell table:number-columns-repeated="37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26" calcext:value-type="float">
            <text:p>1926</text:p>
          </table:table-cell>
          <table:table-cell table:style-name="ce1" table:formula="of:=FLOOR(SUM([.G21]+([.G21] * 0.082618) ; [.H21]))" office:value-type="float" office:value="1681" calcext:value-type="float">
            <text:p>168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e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table:style-name="ce1" table:formula="of:=FLOOR(SUM([.G22]+([.G22] * 0.082618) ; [.H22]))" office:value-type="float" office:value="1799" calcext:value-type="float">
            <text:p>179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e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85" calcext:value-type="float">
            <text:p>2185</text:p>
          </table:table-cell>
          <table:table-cell table:style-name="ce1" table:formula="of:=FLOOR(SUM([.G23]+([.G23] * 0.082618) ; [.H23]))" office:value-type="float" office:value="1919" calcext:value-type="float">
            <text:p>191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Claws of Attack +12</text:p>
            <text:p>Increases the attack damage of the Hero by 12 when worn.</text:p>
          </table:table-cell>
          <table:table-cell table:number-columns-repeated="37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28" calcext:value-type="float">
            <text:p>2328</text:p>
          </table:table-cell>
          <table:table-cell table:style-name="ce1" table:formula="of:=FLOOR(SUM([.G24]+([.G24] * 0.082618) ; [.H24]))" office:value-type="float" office:value="2047" calcext:value-type="float">
            <text:p>204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66" calcext:value-type="float">
            <text:p>2466</text:p>
          </table:table-cell>
          <table:table-cell table:style-name="ce1" table:formula="of:=FLOOR(SUM([.G25]+([.G25] * 0.082618) ; [.H25]))" office:value-type="float" office:value="2177" calcext:value-type="float">
            <text:p>217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loc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table:style-name="ce1" table:formula="of:=FLOOR(SUM([.G26]+([.G26] * 0.082618) ; [.H26]))" office:value-type="float" office:value="2316" calcext:value-type="float">
            <text:p>231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Cloak of Flames</text:p>
            <text:p>Engulfs the Hero in fire which deals 10 damage per second to nearby enemy units.</text:p>
          </table:table-cell>
          <table:table-cell table:number-columns-repeated="37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lock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70" calcext:value-type="float">
            <text:p>2770</text:p>
          </table:table-cell>
          <table:table-cell table:style-name="ce1" table:formula="of:=FLOOR(SUM([.G27]+([.G27] * 0.082618) ; [.H27]))" office:value-type="float" office:value="2456" calcext:value-type="float">
            <text:p>245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fire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2936" calcext:value-type="float">
            <text:p>2936</text:p>
          </table:table-cell>
          <table:table-cell table:style-name="ce1" table:formula="of:=FLOOR(SUM([.G28]+([.G28] * 0.082618) ; [.H28]))" office:value-type="float" office:value="2607" calcext:value-type="float">
            <text:p>260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re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3099" calcext:value-type="float">
            <text:p>3099</text:p>
          </table:table-cell>
          <table:table-cell table:style-name="ce1" table:formula="of:=FLOOR(SUM([.G29]+([.G29] * 0.082618) ; [.H29]))" office:value-type="float" office:value="2758" calcext:value-type="float">
            <text:p>275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Cloak of Shadows</text:p>
            <text:p>Provides the Hero with invisibility at night when worn. An invisible Hero is untargetable by the enemy unless detected. If the Hero moves, attacks, uses an ability, or casts a spell, the invisibility effect is lost.</text:p>
          </table:table-cell>
          <table:table-cell table:number-columns-repeated="37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fire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3279" calcext:value-type="float">
            <text:p>3279</text:p>
          </table:table-cell>
          <table:table-cell table:style-name="ce1" table:formula="of:=FLOOR(SUM([.G30]+([.G30] * 0.082618) ; [.H30]))" office:value-type="float" office:value="2922" calcext:value-type="float">
            <text:p>292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fire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3455" calcext:value-type="float">
            <text:p>3455</text:p>
          </table:table-cell>
          <table:table-cell table:style-name="ce1" table:formula="of:=FLOOR(SUM([.G31]+([.G31] * 0.082618) ; [.H31]))" office:value-type="float" office:value="3085" calcext:value-type="float">
            <text:p>308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ce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3650" calcext:value-type="float">
            <text:p>3650</text:p>
          </table:table-cell>
          <table:table-cell table:style-name="ce1" table:formula="of:=FLOOR(SUM([.G32]+([.G32] * 0.082618) ; [.H32]))" office:value-type="float" office:value="3263" calcext:value-type="float">
            <text:p>326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Crystal Ball</text:p>
            <text:p>Reveals a targeted area. Invisible units are also revealed by the Crystal Ball's effect.</text:p>
          </table:table-cell>
          <table:table-cell table:number-columns-repeated="37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ice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3840" calcext:value-type="float">
            <text:p>3840</text:p>
          </table:table-cell>
          <table:table-cell table:style-name="ce1" table:formula="of:=FLOOR(SUM([.G33]+([.G33] * 0.082618) ; [.H33]))" office:value-type="float" office:value="3439" calcext:value-type="float">
            <text:p>343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ice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4052" calcext:value-type="float">
            <text:p>4052</text:p>
          </table:table-cell>
          <table:table-cell table:style-name="ce1" table:formula="of:=FLOOR(SUM([.G34]+([.G34] * 0.082618) ; [.H34]))" office:value-type="float" office:value="3632" calcext:value-type="float">
            <text:p>363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ce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4257" calcext:value-type="float">
            <text:p>4257</text:p>
          </table:table-cell>
          <table:table-cell table:style-name="ce1" table:formula="of:=FLOOR(SUM([.G35]+([.G35] * 0.082618) ; [.H35]))" office:value-type="float" office:value="3823" calcext:value-type="float">
            <text:p>382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Gauntlets of Ogre Strength +3</text:p>
            <text:p>Increases the Strength of the Hero by 3 when worn.</text:p>
          </table:table-cell>
          <table:table-cell table:number-columns-repeated="37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oison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4487" calcext:value-type="float">
            <text:p>4487</text:p>
          </table:table-cell>
          <table:table-cell table:style-name="ce1" table:formula="of:=FLOOR(SUM([.G36]+([.G36] * 0.082618) ; [.H36]))" office:value-type="float" office:value="4032" calcext:value-type="float">
            <text:p>403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oison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4709" calcext:value-type="float">
            <text:p>4709</text:p>
          </table:table-cell>
          <table:table-cell table:style-name="ce1" table:formula="of:=FLOOR(SUM([.G37]+([.G37] * 0.082618) ; [.H37]))" office:value-type="float" office:value="4238" calcext:value-type="float">
            <text:p>423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2"/>
          <table:table-cell table:style-name="ce5" office:value-type="string" calcext:value-type="string">
            <text:p>Other</text:p>
          </table:table-cell>
          <table:table-cell table:number-columns-repeated="34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oison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4958" calcext:value-type="float">
            <text:p>4958</text:p>
          </table:table-cell>
          <table:table-cell table:style-name="ce1" table:formula="of:=FLOOR(SUM([.G38]+([.G38] * 0.082618) ; [.H38]))" office:value-type="float" office:value="4465" calcext:value-type="float">
            <text:p>446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Gloves of Haste</text:p>
            <text:p>Increases the attack speed of the Hero by 15% when worn.</text:p>
          </table:table-cell>
          <table:table-cell table:number-columns-repeated="24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34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oison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5198" calcext:value-type="float">
            <text:p>5198</text:p>
          </table:table-cell>
          <table:table-cell table:style-name="ce1" table:formula="of:=FLOOR(SUM([.G39]+([.G39] * 0.082618) ; [.H39]))" office:value-type="float" office:value="4688" calcext:value-type="float">
            <text:p>468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lightning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5468" calcext:value-type="float">
            <text:p>5468</text:p>
          </table:table-cell>
          <table:table-cell table:style-name="ce1" table:formula="of:=FLOOR(SUM([.G40]+([.G40] * 0.082618) ; [.H40]))" office:value-type="float" office:value="4933" calcext:value-type="float">
            <text:p>493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7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34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htning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5727" calcext:value-type="float">
            <text:p>5727</text:p>
          </table:table-cell>
          <table:table-cell table:style-name="ce1" table:formula="of:=FLOOR(SUM([.G41]+([.G41] * 0.082618) ; [.H41]))" office:value-type="float" office:value="5175" calcext:value-type="float">
            <text:p>517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Helm of Valor</text:p>
            <text:p>Increases the Strength and Agility of the Hero by 4 when worn.</text:p>
          </table:table-cell>
          <table:table-cell table:number-columns-repeated="32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33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ightning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6020" calcext:value-type="float">
            <text:p>6020</text:p>
          </table:table-cell>
          <table:table-cell table:style-name="ce1" table:formula="of:=FLOOR(SUM([.G42]+([.G42] * 0.082618) ; [.H42]))" office:value-type="float" office:value="5440" calcext:value-type="float">
            <text:p>544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lightning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6300" calcext:value-type="float">
            <text:p>6300</text:p>
          </table:table-cell>
          <table:table-cell table:style-name="ce1" table:formula="of:=FLOOR(SUM([.G43]+([.G43] * 0.082618) ; [.H43]))" office:value-type="float" office:value="5702" calcext:value-type="float">
            <text:p>570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45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33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hadow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6617" calcext:value-type="float">
            <text:p>6617</text:p>
          </table:table-cell>
          <table:table-cell table:style-name="ce1" table:formula="of:=FLOOR(SUM([.G44]+([.G44] * 0.082618) ; [.H44]))" office:value-type="float" office:value="5989" calcext:value-type="float">
            <text:p>598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Hood of Cunning</text:p>
            <text:p>Increases the Agility and Intelligence of the Hero by 4 when worn.</text:p>
          </table:table-cell>
          <table:table-cell table:number-columns-repeated="40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6" office:value-type="string" calcext:value-type="string">
            <text:p>60 increase</text:p>
          </table:table-cell>
          <table:table-cell table:number-columns-repeated="32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hadow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6920" calcext:value-type="float">
            <text:p>6920</text:p>
          </table:table-cell>
          <table:table-cell table:style-name="ce1" table:formula="of:=FLOOR(SUM([.G45]+([.G45] * 0.082618) ; [.H45]))" office:value-type="float" office:value="6273" calcext:value-type="float">
            <text:p>627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hadow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7264" calcext:value-type="float">
            <text:p>7264</text:p>
          </table:table-cell>
          <table:table-cell table:style-name="ce1" table:formula="of:=FLOOR(SUM([.G46]+([.G46] * 0.082618) ; [.H46]))" office:value-type="float" office:value="6583" calcext:value-type="float">
            <text:p>658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53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3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hadow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7592" calcext:value-type="float">
            <text:p>7592</text:p>
          </table:table-cell>
          <table:table-cell table:style-name="ce1" table:formula="of:=FLOOR(SUM([.G47]+([.G47] * 0.082618) ; [.H47]))" office:value-type="float" office:value="6891" calcext:value-type="float">
            <text:p>689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Kelen's Dagger of Escape</text:p>
            <text:p>Allows the Hero to teleport a short distance.</text:p>
          </table:table-cell>
          <table:table-cell table:number-columns-repeated="48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3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oly dam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7964" calcext:value-type="float">
            <text:p>7964</text:p>
          </table:table-cell>
          <table:table-cell table:style-name="ce1" table:formula="of:=FLOOR(SUM([.G48]+([.G48] * 0.082618) ; [.H48]))" office:value-type="float" office:value="7226" calcext:value-type="float">
            <text:p>722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oly dam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8319" calcext:value-type="float">
            <text:p>8319</text:p>
          </table:table-cell>
          <table:table-cell table:style-name="ce1" table:formula="of:=FLOOR(SUM([.G49]+([.G49] * 0.082618) ; [.H49]))" office:value-type="float" office:value="7560" calcext:value-type="float">
            <text:p>756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1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3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oly dama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8722" calcext:value-type="float">
            <text:p>8722</text:p>
          </table:table-cell>
          <table:table-cell table:style-name="ce1" table:formula="of:=FLOOR(SUM([.G50]+([.G50] * 0.082618) ; [.H50]))" office:value-type="float" office:value="7922" calcext:value-type="float">
            <text:p>792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Khadgar's Pipe of Insight</text:p>
            <text:p>Grants the Hero and friendly nearby units 1 bonus mana regeneration per second.</text:p>
          </table:table-cell>
          <table:table-cell table:number-columns-repeated="5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312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holy da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d as single value ranges stored elsewhere</text:p>
          </table:table-cell>
          <table:table-cell office:value-type="float" office:value="9106" calcext:value-type="float">
            <text:p>9106</text:p>
          </table:table-cell>
          <table:table-cell table:style-name="ce1" table:formula="of:=FLOOR(SUM([.G51]+([.G51] * 0.082618) ; [.H51]))" office:value-type="float" office:value="8284" calcext:value-type="float">
            <text:p>828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9543" calcext:value-type="float">
            <text:p>9543</text:p>
          </table:table-cell>
          <table:table-cell table:style-name="ce1" table:formula="of:=FLOOR(SUM([.G52]+([.G52] * 0.082618) ; [.H52]))" office:value-type="float" office:value="8676" calcext:value-type="float">
            <text:p>867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9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30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9958" calcext:value-type="float">
            <text:p>9958</text:p>
          </table:table-cell>
          <table:table-cell table:style-name="ce1" table:formula="of:=FLOOR(SUM([.G53]+([.G53] * 0.082618) ; [.H53]))" office:value-type="float" office:value="9068" calcext:value-type="float">
            <text:p>906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Legion Doom-Horn</text:p>
            <text:p>Grants the Hero and friendly nearby units increased life regeneration and movement speed.</text:p>
          </table:table-cell>
          <table:table-cell table:number-columns-repeated="64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304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0431" calcext:value-type="float">
            <text:p>10431</text:p>
          </table:table-cell>
          <table:table-cell table:style-name="ce1" table:formula="of:=FLOOR(SUM([.G54]+([.G54] * 0.082618) ; [.H54]))" office:value-type="float" office:value="9492" calcext:value-type="float">
            <text:p>949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0881" calcext:value-type="float">
            <text:p>10881</text:p>
          </table:table-cell>
          <table:table-cell table:style-name="ce1" table:formula="of:=FLOOR(SUM([.G55]+([.G55] * 0.082618) ; [.H55]))" office:value-type="float" office:value="9917" calcext:value-type="float">
            <text:p>991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77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30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1393" calcext:value-type="float">
            <text:p>11393</text:p>
          </table:table-cell>
          <table:table-cell table:style-name="ce1" table:formula="of:=FLOOR(SUM([.G56]+([.G56] * 0.082618) ; [.H56]))" office:value-type="float" office:value="10376" calcext:value-type="float">
            <text:p>1037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The Lion Horn of Stormwind</text:p>
            <text:p>Grants the Hero and friendly nearby units 1 bonus armor.</text:p>
          </table:table-cell>
          <table:table-cell table:number-columns-repeated="72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29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1880" calcext:value-type="float">
            <text:p>11880</text:p>
          </table:table-cell>
          <table:table-cell table:style-name="ce1" table:formula="of:=FLOOR(SUM([.G57]+([.G57] * 0.082618) ; [.H57]))" office:value-type="float" office:value="10836" calcext:value-type="float">
            <text:p>1083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2434" calcext:value-type="float">
            <text:p>12434</text:p>
          </table:table-cell>
          <table:table-cell table:style-name="ce1" table:formula="of:=FLOOR(SUM([.G58]+([.G58] * 0.082618) ; [.H58]))" office:value-type="float" office:value="11333" calcext:value-type="float">
            <text:p>1133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5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9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2962" calcext:value-type="float">
            <text:p>12962</text:p>
          </table:table-cell>
          <table:table-cell table:style-name="ce1" table:formula="of:=FLOOR(SUM([.G59]+([.G59] * 0.082618) ; [.H59]))" office:value-type="float" office:value="11831" calcext:value-type="float">
            <text:p>1183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Mantle of Intelligence +3</text:p>
            <text:p>Increases the Intelligence of the Hero by 3 when worn.</text:p>
          </table:table-cell>
          <table:table-cell table:number-columns-repeated="80"/>
          <table:table-cell table:style-name="ce6" office:value-type="string" calcext:value-type="string">
            <text:p>N/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Ground, Enemy</text:p>
          </table:table-cell>
          <table:table-cell table:style-name="ce6" office:value-type="string" calcext:value-type="string">
            <text:p><text:a xlink:href="http://www.battle.net/war3/nightelf/units/demonhunter.shtml#demonhunter-immolation" xlink:type="simple">Immolation</text:a></text:p>
          </table:table-cell>
          <table:table-cell table:number-columns-repeated="288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3561" calcext:value-type="float">
            <text:p>13561</text:p>
          </table:table-cell>
          <table:table-cell table:style-name="ce1" table:formula="of:=FLOOR(SUM([.G60]+([.G60] * 0.082618) ; [.H60]))" office:value-type="float" office:value="12369" calcext:value-type="float">
            <text:p>1236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4133" calcext:value-type="float">
            <text:p>14133</text:p>
          </table:table-cell>
          <table:table-cell table:style-name="ce1" table:formula="of:=FLOOR(SUM([.G61]+([.G61] * 0.082618) ; [.H61]))" office:value-type="float" office:value="12908" calcext:value-type="float">
            <text:p>1290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93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8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4781" calcext:value-type="float">
            <text:p>14781</text:p>
          </table:table-cell>
          <table:table-cell table:style-name="ce1" table:formula="of:=FLOOR(SUM([.G62]+([.G62] * 0.082618) ; [.H62]))" office:value-type="float" office:value="13490" calcext:value-type="float">
            <text:p>1349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Medallion of Courage</text:p>
            <text:p>Increases the Strength and Intelligence of the Hero by 4 when worn.</text:p>
          </table:table-cell>
          <table:table-cell table:number-columns-repeated="88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2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5401" calcext:value-type="float">
            <text:p>15401</text:p>
          </table:table-cell>
          <table:table-cell table:style-name="ce1" table:formula="of:=FLOOR(SUM([.G63]+([.G63] * 0.082618) ; [.H63]))" office:value-type="float" office:value="14074" calcext:value-type="float">
            <text:p>1407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6102" calcext:value-type="float">
            <text:p>16102</text:p>
          </table:table-cell>
          <table:table-cell table:style-name="ce1" table:formula="of:=FLOOR(SUM([.G64]+([.G64] * 0.082618) ; [.H64]))" office:value-type="float" office:value="14704" calcext:value-type="float">
            <text:p>1470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7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6773" calcext:value-type="float">
            <text:p>16773</text:p>
          </table:table-cell>
          <table:table-cell table:style-name="ce1" table:formula="of:=FLOOR(SUM([.G65]+([.G65] * 0.082618) ; [.H65]))" office:value-type="float" office:value="15336" calcext:value-type="float">
            <text:p>1533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Orb of Corruption</text:p>
            <text:p>Adds 5 bonus damage to the attack of a Hero when carried. The Hero's attacks also become ranged when attacking air and reduce the armor (by 5) of enemy units for 5 seconds. Cannot be dispelled.</text:p>
          </table:table-cell>
          <table:table-cell table:number-columns-repeated="96"/>
          <table:table-cell table:style-name="ce6" office:value-type="string" calcext:value-type="string">
            <text:p>N/A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Duration 8 seconds. Cooldown: 60 sec.</text:p>
          </table:table-cell>
          <table:table-cell table:number-columns-repeated="272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7532" calcext:value-type="float">
            <text:p>17532</text:p>
          </table:table-cell>
          <table:table-cell table:style-name="ce1" table:formula="of:=FLOOR(SUM([.G66]+([.G66] * 0.082618) ; [.H66]))" office:value-type="float" office:value="16018" calcext:value-type="float">
            <text:p>1601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8259" calcext:value-type="float">
            <text:p>18259</text:p>
          </table:table-cell>
          <table:table-cell table:style-name="ce1" table:formula="of:=FLOOR(SUM([.G67]+([.G67] * 0.082618) ; [.H67]))" office:value-type="float" office:value="16703" calcext:value-type="float">
            <text:p>1670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9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6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9080" calcext:value-type="float">
            <text:p>19080</text:p>
          </table:table-cell>
          <table:table-cell table:style-name="ce1" table:formula="of:=FLOOR(SUM([.G68]+([.G68] * 0.082618) ; [.H68]))" office:value-type="float" office:value="17441" calcext:value-type="float">
            <text:p>1744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Orb of Darkness</text:p>
            <text:p>Adds 5 bonus damage to the attack of a Hero when carried. The Hero's attack also becomes ranged and will create a Dark Minion when it is the killing blow on a target enemy unit. The Dark Minion lasts 80 seconds.</text:p>
          </table:table-cell>
          <table:table-cell table:number-columns-repeated="104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264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19868" calcext:value-type="float">
            <text:p>19868</text:p>
          </table:table-cell>
          <table:table-cell table:style-name="ce1" table:formula="of:=FLOOR(SUM([.G69]+([.G69] * 0.082618) ; [.H69]))" office:value-type="float" office:value="18182" calcext:value-type="float">
            <text:p>1818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0756" calcext:value-type="float">
            <text:p>20756</text:p>
          </table:table-cell>
          <table:table-cell table:style-name="ce1" table:formula="of:=FLOOR(SUM([.G70]+([.G70] * 0.082618) ; [.H70]))" office:value-type="float" office:value="18981" calcext:value-type="float">
            <text:p>1898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17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6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1609" calcext:value-type="float">
            <text:p>21609</text:p>
          </table:table-cell>
          <table:table-cell table:style-name="ce1" table:formula="of:=FLOOR(SUM([.G71]+([.G71] * 0.082618) ; [.H71]))" office:value-type="float" office:value="19784" calcext:value-type="float">
            <text:p>1978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Orb of Fire</text:p>
            <text:p>Adds 5 bonus fire damage to the attack of a Hero when carried. Deals spell damage. The Hero's attacks also become ranged when attacking air and do splash damage (14 radius) to nearby enemy units.</text:p>
          </table:table-cell>
          <table:table-cell table:number-columns-repeated="112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25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2571" calcext:value-type="float">
            <text:p>22571</text:p>
          </table:table-cell>
          <table:table-cell table:style-name="ce1" table:formula="of:=FLOOR(SUM([.G72]+([.G72] * 0.082618) ; [.H72]))" office:value-type="float" office:value="20649" calcext:value-type="float">
            <text:p>2064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3494" calcext:value-type="float">
            <text:p>23494</text:p>
          </table:table-cell>
          <table:table-cell table:style-name="ce1" table:formula="of:=FLOOR(SUM([.G73]+([.G73] * 0.082618) ; [.H73]))" office:value-type="float" office:value="21518" calcext:value-type="float">
            <text:p>2151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25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5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4536" calcext:value-type="float">
            <text:p>24536</text:p>
          </table:table-cell>
          <table:table-cell table:style-name="ce1" table:formula="of:=FLOOR(SUM([.G74]+([.G74] * 0.082618) ; [.H74]))" office:value-type="float" office:value="22454" calcext:value-type="float">
            <text:p>2245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Orb of Lightning</text:p>
            <text:p/>
          </table:table-cell>
          <table:table-cell table:number-columns-repeated="120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248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5535" calcext:value-type="float">
            <text:p>25535</text:p>
          </table:table-cell>
          <table:table-cell table:style-name="ce1" table:formula="of:=FLOOR(SUM([.G75]+([.G75] * 0.082618) ; [.H75]))" office:value-type="float" office:value="23395" calcext:value-type="float">
            <text:p>2339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9" office:value-type="string" calcext:value-type="string">
            <text:p>Adds 5 points of damage to the attack of a Hero when carried. The Hero's attacks also become ranged when attacking air, and have a chance to dispel magic and slow the movement speed of an enemy for 3 seconds. Deals 150 bonus damage to summoned units. Orb of Lightning procs 35% of the time on Summoned and normal units.</text:p>
          </table:table-cell>
          <table:table-cell table:number-columns-repeated="372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6663" calcext:value-type="float">
            <text:p>26663</text:p>
          </table:table-cell>
          <table:table-cell table:style-name="ce1" table:formula="of:=FLOOR(SUM([.G76]+([.G76] * 0.082618) ; [.H76]))" office:value-type="float" office:value="24409" calcext:value-type="float">
            <text:p>2440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33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4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7745" calcext:value-type="float">
            <text:p>27745</text:p>
          </table:table-cell>
          <table:table-cell table:style-name="ce1" table:formula="of:=FLOOR(SUM([.G77]+([.G77] * 0.082618) ; [.H77]))" office:value-type="float" office:value="25427" calcext:value-type="float">
            <text:p>2542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Orb of Venom</text:p>
            <text:p>Adds 5 bonus damage to the attack of a Hero when carried. The Hero's attacks also become ranged when attacking air and poison enemy units for 6 seconds at 9 damage/sec.</text:p>
          </table:table-cell>
          <table:table-cell table:number-columns-repeated="128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24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28966" calcext:value-type="float">
            <text:p>28966</text:p>
          </table:table-cell>
          <table:table-cell table:style-name="ce1" table:formula="of:=FLOOR(SUM([.G78]+([.G78] * 0.082618) ; [.H78]))" office:value-type="float" office:value="26525" calcext:value-type="float">
            <text:p>2652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30137" calcext:value-type="float">
            <text:p>30137</text:p>
          </table:table-cell>
          <table:table-cell table:style-name="ce1" table:formula="of:=FLOOR(SUM([.G79]+([.G79] * 0.082618) ; [.H79]))" office:value-type="float" office:value="27627" calcext:value-type="float">
            <text:p>2762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41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3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ic res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31459" calcext:value-type="float">
            <text:p>31459</text:p>
          </table:table-cell>
          <table:table-cell table:style-name="ce1" table:formula="of:=FLOOR(SUM([.G80]+([.G80] * 0.082618) ; [.H80]))" office:value-type="float" office:value="28816" calcext:value-type="float">
            <text:p>2881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Pendant of Energy</text:p>
            <text:p>Increases the mana capacity of the Hero by 150 when worn.</text:p>
          </table:table-cell>
          <table:table-cell table:number-columns-repeated="13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Personal</text:p>
          </table:table-cell>
          <table:table-cell table:style-name="ce6" office:value-type="string" calcext:value-type="string">
            <text:p>Self</text:p>
          </table:table-cell>
          <table:table-cell table:style-name="ce6" office:value-type="string" calcext:value-type="string">
            <text:p>Cooldown: 30 sec.</text:p>
          </table:table-cell>
          <table:table-cell table:number-columns-repeated="23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Magic resi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32727" calcext:value-type="float">
            <text:p>32727</text:p>
          </table:table-cell>
          <table:table-cell table:style-name="ce1" table:formula="of:=FLOOR(SUM([.G81]+([.G81] * 0.082618) ; [.H81]))" office:value-type="float" office:value="30009" calcext:value-type="float">
            <text:p>3000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Magic resi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34158" calcext:value-type="float">
            <text:p>34158</text:p>
          </table:table-cell>
          <table:table-cell table:style-name="ce1" table:formula="of:=FLOOR(SUM([.G82]+([.G82] * 0.082618) ; [.H82]))" office:value-type="float" office:value="31296" calcext:value-type="float">
            <text:p>3129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49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2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gic resi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lat</text:p>
          </table:table-cell>
          <table:table-cell office:value-type="float" office:value="35531" calcext:value-type="float">
            <text:p>35531</text:p>
          </table:table-cell>
          <table:table-cell table:style-name="ce1" table:formula="of:=FLOOR(SUM([.G83]+([.G83] * 0.082618) ; [.H83]))" office:value-type="float" office:value="32588" calcext:value-type="float">
            <text:p>3258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Pendant of Mana</text:p>
            <text:p>Increases the mana capacity of the Hero by 250 when worn.</text:p>
          </table:table-cell>
          <table:table-cell table:number-columns-repeated="144"/>
          <table:table-cell table:style-name="ce6" office:value-type="string" calcext:value-type="string">
            <text:p>N/A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ir, Ground, Friend, Self</text:p>
          </table:table-cell>
          <table:table-cell table:style-name="ce6" office:value-type="string" calcext:value-type="string">
            <text:p><text:a xlink:href="https://classic.battle.net/war3/human/units/archmage.shtml" xlink:type="simple">Brilliance Aura</text:a>, See Below</text:p>
          </table:table-cell>
          <table:table-cell table:number-columns-repeated="224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37080" calcext:value-type="float">
            <text:p>37080</text:p>
          </table:table-cell>
          <table:table-cell table:style-name="ce1" table:formula="of:=FLOOR(SUM([.G84]+([.G84] * 0.082618) ; [.H84]))" office:value-type="float" office:value="33981" calcext:value-type="float">
            <text:p>3398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38567" calcext:value-type="float">
            <text:p>38567</text:p>
          </table:table-cell>
          <table:table-cell table:style-name="ce1" table:formula="of:=FLOOR(SUM([.G85]+([.G85] * 0.082618) ; [.H85]))" office:value-type="float" office:value="35380" calcext:value-type="float">
            <text:p>3538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57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40243" calcext:value-type="float">
            <text:p>40243</text:p>
          </table:table-cell>
          <table:table-cell table:style-name="ce1" table:formula="of:=FLOOR(SUM([.G86]+([.G86] * 0.082618) ; [.H86]))" office:value-type="float" office:value="36888" calcext:value-type="float">
            <text:p>3688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Khadgar's Gem of Health</text:p>
            <text:p>Increases the hit points of the Hero by 300 when worn.</text:p>
          </table:table-cell>
          <table:table-cell table:number-columns-repeated="152"/>
          <table:table-cell table:style-name="ce6" office:value-type="string" calcext:value-type="string">
            <text:p>N/A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ir, Ground, Friend, Self</text:p>
          </table:table-cell>
          <table:table-cell table:style-name="ce6" office:value-type="string" calcext:value-type="string">
            <text:p><text:a xlink:href="http://www.battle.net/war3/undead/units/deathknight.shtml" xlink:type="simple">Unholy Aura</text:a>, See Below</text:p>
          </table:table-cell>
          <table:table-cell table:number-columns-repeated="21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office:value-type="string" calcext:value-type="string">
            <text:p>fire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41853" calcext:value-type="float">
            <text:p>41853</text:p>
          </table:table-cell>
          <table:table-cell table:style-name="ce1" table:formula="of:=FLOOR(SUM([.G87]+([.G87] * 0.082618) ; [.H87]))" office:value-type="float" office:value="38403" calcext:value-type="float">
            <text:p>3840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43668" calcext:value-type="float">
            <text:p>43668</text:p>
          </table:table-cell>
          <table:table-cell table:style-name="ce1" table:formula="of:=FLOOR(SUM([.G88]+([.G88] * 0.082618) ; [.H88]))" office:value-type="float" office:value="40035" calcext:value-type="float">
            <text:p>4003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65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1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45411" calcext:value-type="float">
            <text:p>45411</text:p>
          </table:table-cell>
          <table:table-cell table:style-name="ce1" table:formula="of:=FLOOR(SUM([.G89]+([.G89] * 0.082618) ; [.H89]))" office:value-type="float" office:value="41675" calcext:value-type="float">
            <text:p>4167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Periapt of Vitality</text:p>
            <text:p>Increases the hit points of the Hero by 150 when worn.</text:p>
          </table:table-cell>
          <table:table-cell table:number-columns-repeated="160"/>
          <table:table-cell table:style-name="ce6" office:value-type="string" calcext:value-type="string">
            <text:p>N/A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ir, Ground, Friend, Self</text:p>
          </table:table-cell>
          <table:table-cell table:style-name="ce6" office:value-type="string" calcext:value-type="string">
            <text:p><text:a xlink:href="https://classic.battle.net/war3/human/units/paladin.shtml" xlink:type="simple">Devotion Aura</text:a>, See Below</text:p>
          </table:table-cell>
          <table:table-cell table:number-columns-repeated="208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47376" calcext:value-type="float">
            <text:p>47376</text:p>
          </table:table-cell>
          <table:table-cell table:style-name="ce1" table:formula="of:=FLOOR(SUM([.G90]+([.G90] * 0.082618) ; [.H90]))" office:value-type="float" office:value="43442" calcext:value-type="float">
            <text:p>4344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office:value-type="string" calcext:value-type="string">
            <text:p>ice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49263" calcext:value-type="float">
            <text:p>49263</text:p>
          </table:table-cell>
          <table:table-cell table:style-name="ce1" table:formula="of:=FLOOR(SUM([.G91]+([.G91] * 0.082618) ; [.H91]))" office:value-type="float" office:value="45218" calcext:value-type="float">
            <text:p>4521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73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0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51390" calcext:value-type="float">
            <text:p>51390</text:p>
          </table:table-cell>
          <table:table-cell table:style-name="ce1" table:formula="of:=FLOOR(SUM([.G92]+([.G92] * 0.082618) ; [.H92]))" office:value-type="float" office:value="47131" calcext:value-type="float">
            <text:p>4713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Ring of Protection +2</text:p>
            <text:p>Increases the armor of the Hero by 2 when worn.</text:p>
          </table:table-cell>
          <table:table-cell table:number-columns-repeated="168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20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53433" calcext:value-type="float">
            <text:p>53433</text:p>
          </table:table-cell>
          <table:table-cell table:style-name="ce1" table:formula="of:=FLOOR(SUM([.G93]+([.G93] * 0.082618) ; [.H93]))" office:value-type="float" office:value="49053" calcext:value-type="float">
            <text:p>4905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55736" calcext:value-type="float">
            <text:p>55736</text:p>
          </table:table-cell>
          <table:table-cell table:style-name="ce1" table:formula="of:=FLOOR(SUM([.G94]+([.G94] * 0.082618) ; [.H94]))" office:value-type="float" office:value="51124" calcext:value-type="float">
            <text:p>5112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81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96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string" calcext:value-type="string">
            <text:p>poison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57948" calcext:value-type="float">
            <text:p>57948</text:p>
          </table:table-cell>
          <table:table-cell table:style-name="ce1" table:formula="of:=FLOOR(SUM([.G95]+([.G95] * 0.082618) ; [.H95]))" office:value-type="float" office:value="53205" calcext:value-type="float">
            <text:p>5320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Ring of Protection +3</text:p>
            <text:p>Increases the armor of the Hero by 3 when worn.</text:p>
          </table:table-cell>
          <table:table-cell table:number-columns-repeated="17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192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60441" calcext:value-type="float">
            <text:p>60441</text:p>
          </table:table-cell>
          <table:table-cell table:style-name="ce1" table:formula="of:=FLOOR(SUM([.G96]+([.G96] * 0.082618) ; [.H96]))" office:value-type="float" office:value="55447" calcext:value-type="float">
            <text:p>5544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62836" calcext:value-type="float">
            <text:p>62836</text:p>
          </table:table-cell>
          <table:table-cell table:style-name="ce1" table:formula="of:=FLOOR(SUM([.G97]+([.G97] * 0.082618) ; [.H97]))" office:value-type="float" office:value="57700" calcext:value-type="float">
            <text:p>5770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89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88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office:value-type="float" office:value="65535" calcext:value-type="float">
            <text:p>65535</text:p>
          </table:table-cell>
          <table:table-cell table:style-name="ce1" table:formula="of:=FLOOR(SUM([.G98]+([.G98] * 0.082618) ; [.H98]))" office:value-type="float" office:value="60127" calcext:value-type="float">
            <text:p>6012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8" office:value-type="string" calcext:value-type="string">
            <text:p>Ring of Protection +4</text:p>
            <text:p>Increases the armor of the Hero by 4 when worn.</text:p>
          </table:table-cell>
          <table:table-cell table:number-columns-repeated="184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Air, Ground, Ward</text:p>
          </table:table-cell>
          <table:table-cell table:style-name="ce6" office:value-type="string" calcext:value-type="string">
            <text:p>Duration: 5 sec., Buyable at <text:a xlink:href="https://classic.battle.net/war3/undead/tombofrelics.shtml" xlink:type="simple">Tomb of Relics</text:a></text:p>
          </table:table-cell>
          <table:table-cell table:number-columns-repeated="184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lightning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/>
          <table:table-cell table:style-name="ce1" table:formula="of:=FLOOR(SUM([.G99]+([.G99] * 0.082618) ; [.H99]))" office:value-type="float" office:value="62567" calcext:value-type="float">
            <text:p>6256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381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/>
          <table:table-cell table:style-name="ce1" table:formula="of:=FLOOR(SUM([.G100]+([.G100] * 0.082618) ; [.H100]))" office:value-type="float" office:value="65194" calcext:value-type="float">
            <text:p>65194</text:p>
          </table:table-cell>
          <table:table-cell table:style-name="ce1" office:value-type="float" office:value="100" calcext:value-type="float">
            <text:p>100</text:p>
          </table:table-cell>
          <table:table-cell table:style-name="ce4" office:value-type="float" office:value="65535" calcext:value-type="float">
            <text:p>65535</text:p>
          </table:table-cell>
          <table:table-cell table:number-columns-repeated="196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8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11"/>
          <table:table-cell table:style-name="ce8" office:value-type="string" calcext:value-type="string">
            <text:p>Ring of Regeneration</text:p>
            <text:p>Increases the Hero's rate of hit point regeneration when worn.</text:p>
          </table:table-cell>
          <table:table-cell table:number-columns-repeated="192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Air, Ground, Ward</text:p>
          </table:table-cell>
          <table:table-cell table:style-name="ce10" office:value-type="string" calcext:value-type="string">
            <text:p> </text:p>
          </table:table-cell>
          <table:table-cell table:number-columns-repeated="17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384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office:value-type="string" calcext:value-type="string">
            <text:p>shadow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208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7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11"/>
          <table:table-cell table:style-name="ce8" office:value-type="string" calcext:value-type="string">
            <text:p>Robe of the Magi +6</text:p>
            <text:p>Increases the Intelligence of the Hero by 6 when worn.</text:p>
          </table:table-cell>
          <table:table-cell table:number-columns-repeated="200"/>
          <table:table-cell table:style-name="ce6" office:value-type="string" calcext:value-type="string">
            <text:p>N/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ir, Ground, Ward</text:p>
          </table:table-cell>
          <table:table-cell table:style-name="ce6" office:value-type="string" calcext:value-type="string">
            <text:p>Buyable at <text:a xlink:href="https://classic.battle.net/war3/human/arcanevault.shtml" xlink:type="simple">Arcane Vault</text:a></text:p>
          </table:table-cell>
          <table:table-cell table:number-columns-repeated="168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384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5" office:value-type="string" calcext:value-type="string" table:number-columns-spanned="211" table:number-rows-spanned="1">
            <text:p>Level</text:p>
          </table:table-cell>
          <table:covered-table-cell table:number-columns-repeated="210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6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string" calcext:value-type="string">
            <text:p>holy resis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6" office:value-type="float" office:value="3" calcext:value-type="float" table:number-columns-spanned="215" table:number-rows-spanned="1">
            <text:p>3</text:p>
          </table:table-cell>
          <table:covered-table-cell table:number-columns-repeated="5"/>
          <table:covered-table-cell table:style-name="ce8" office:value-type="string" calcext:value-type="string">
            <text:p>Runed Bracers</text:p>
            <text:p>Reduces magical damage dealt to the Hero by 33%.</text:p>
          </table:covered-table-cell>
          <table:covered-table-cell table:number-columns-repeated="208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Air, Ground, Ward</text:p>
          </table:table-cell>
          <table:table-cell table:style-name="ce6" office:value-type="string" calcext:value-type="string">
            <text:p>Buyable at <text:a xlink:href="https://classic.battle.net/war3/orc/voodoolounge.shtml" xlink:type="simple">Voodoo Lounge</text:a></text:p>
          </table:table-cell>
          <table:table-cell table:number-columns-repeated="16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7"/>
          <table:table-cell table:number-columns-repeated="378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5" office:value-type="string" calcext:value-type="string" table:number-columns-spanned="219" table:number-rows-spanned="1">
            <text:p>Level</text:p>
          </table:table-cell>
          <table:covered-table-cell table:number-columns-repeated="218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56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6" office:value-type="float" office:value="3" calcext:value-type="float" table:number-columns-spanned="223" table:number-rows-spanned="1">
            <text:p>3</text:p>
          </table:table-cell>
          <table:covered-table-cell table:number-columns-repeated="5"/>
          <table:covered-table-cell table:style-name="ce8" office:value-type="string" calcext:value-type="string">
            <text:p>Scourge Bone Chimes</text:p>
            <text:p>Grants the Hero and friendly nearby units a vampiric aura which steals 15% of the damage they deal and converts it into life.</text:p>
          </table:covered-table-cell>
          <table:covered-table-cell table:number-columns-repeated="21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Air, Ground, Organic</text:p>
          </table:table-cell>
          <table:table-cell table:style-name="ce6" office:value-type="string" calcext:value-type="string">
            <text:p>Buyable at <text:a xlink:href="https://classic.battle.net/war3/nightelf/ancientofwonders.shtml" xlink:type="simple">Ancient of Wonders</text:a></text:p>
          </table:table-cell>
          <table:table-cell table:number-columns-repeated="152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physical resi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7"/>
          <table:table-cell table:number-columns-repeated="37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agic resis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5" office:value-type="string" calcext:value-type="string" table:number-columns-spanned="227" table:number-rows-spanned="1">
            <text:p>Level</text:p>
          </table:table-cell>
          <table:covered-table-cell table:number-columns-repeated="226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4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agic resi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6" office:value-type="float" office:value="3" calcext:value-type="float" table:number-columns-spanned="231" table:number-rows-spanned="1">
            <text:p>3</text:p>
          </table:table-cell>
          <table:covered-table-cell table:number-columns-repeated="5"/>
          <table:covered-table-cell table:style-name="ce8" office:value-type="string" calcext:value-type="string">
            <text:p>Slippers of Agility +3</text:p>
            <text:p>Increases the Agility of the Hero by 3 when worn.</text:p>
          </table:covered-table-cell>
          <table:covered-table-cell table:number-columns-repeated="224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14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agic resi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7"/>
          <table:table-cell table:number-columns-repeated="37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agic resi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centage</text:p>
          </table:table-cell>
          <table:table-cell table:number-columns-repeated="5"/>
          <table:table-cell table:style-name="ce5" office:value-type="string" calcext:value-type="string" table:number-columns-spanned="235" table:number-rows-spanned="1">
            <text:p>Level</text:p>
          </table:table-cell>
          <table:covered-table-cell table:number-columns-repeated="234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4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 office:value-type="float" office:value="6" calcext:value-type="float" table:number-columns-spanned="239" table:number-rows-spanned="1">
            <text:p>6</text:p>
          </table:table-cell>
          <table:covered-table-cell table:number-columns-repeated="5"/>
          <table:covered-table-cell table:style-name="ce8" office:value-type="string" calcext:value-type="string">
            <text:p>Sobi Mask</text:p>
            <text:p>Increases the Hero's rate of mana regeneration when worn.</text:p>
          </table:covered-table-cell>
          <table:covered-table-cell table:number-columns-repeated="232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13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accuracy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accuracy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office:value-type="string" calcext:value-type="string" table:number-columns-spanned="243" table:number-rows-spanned="1">
            <text:p>Level</text:p>
          </table:table-cell>
          <table:covered-table-cell table:number-columns-repeated="242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32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accuracy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6" office:value-type="float" office:value="6" calcext:value-type="float" table:number-columns-spanned="247" table:number-rows-spanned="1">
            <text:p>6</text:p>
          </table:table-cell>
          <table:covered-table-cell table:number-columns-repeated="5"/>
          <table:covered-table-cell table:style-name="ce8" office:value-type="string" calcext:value-type="string">
            <text:p>Staff of Negation</text:p>
            <text:p>Dispels all magical effects in a target area. Deals 200 damage to summoned units.</text:p>
          </table:covered-table-cell>
          <table:covered-table-cell table:number-columns-repeated="240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12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evasion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evasion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office:value-type="string" calcext:value-type="string" table:number-columns-spanned="251" table:number-rows-spanned="1">
            <text:p>Level</text:p>
          </table:table-cell>
          <table:covered-table-cell table:number-columns-repeated="250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2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evasion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6" office:value-type="float" office:value="3" calcext:value-type="float" table:number-columns-spanned="255" table:number-rows-spanned="1">
            <text:p>3</text:p>
          </table:table-cell>
          <table:covered-table-cell table:number-columns-repeated="5"/>
          <table:covered-table-cell table:style-name="ce8" office:value-type="string" calcext:value-type="string">
            <text:p>Staff of Preservation</text:p>
            <text:p>Teleports a target friendly unit to its highest level town hall. This item won't affect allied units (due to abuse reasons).</text:p>
          </table:covered-table-cell>
          <table:covered-table-cell table:number-columns-repeated="248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12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evasio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thorn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 table:number-columns-spanned="259" table:number-rows-spanned="1">
            <text:p>Level</text:p>
          </table:table-cell>
          <table:covered-table-cell table:number-columns-repeated="258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1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thorn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6" office:value-type="float" office:value="2" calcext:value-type="float" table:number-columns-spanned="263" table:number-rows-spanned="1">
            <text:p>2</text:p>
          </table:table-cell>
          <table:covered-table-cell table:number-columns-repeated="5"/>
          <table:covered-table-cell table:style-name="ce8" office:value-type="string" calcext:value-type="string">
            <text:p>Staff of Sanctuary</text:p>
            <text:p>Teleports a target unit to your highest level town hall, stunning the unit and regenerating 15 hit points per second. Lasts until the unit is fully healed.</text:p>
          </table:covered-table-cell>
          <table:covered-table-cell table:number-columns-repeated="25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112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thorn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thorn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5" office:value-type="string" calcext:value-type="string" table:number-columns-spanned="267" table:number-rows-spanned="1">
            <text:p>Level</text:p>
          </table:table-cell>
          <table:covered-table-cell table:number-columns-repeated="266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08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bonus damage to daemon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 office:value-type="float" office:value="3" calcext:value-type="float" table:number-columns-spanned="271" table:number-rows-spanned="1">
            <text:p>3</text:p>
          </table:table-cell>
          <table:covered-table-cell table:number-columns-repeated="5"/>
          <table:covered-table-cell table:style-name="ce8" office:value-type="string" calcext:value-type="string">
            <text:p>Staff of Silence</text:p>
            <text:p>Stops a target enemy unit from casting spells.</text:p>
          </table:covered-table-cell>
          <table:covered-table-cell table:number-columns-repeated="264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104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bonus damage to daemon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bonus damage to daemon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office:value-type="string" calcext:value-type="string" table:number-columns-spanned="275" table:number-rows-spanned="1">
            <text:p>Level</text:p>
          </table:table-cell>
          <table:covered-table-cell table:number-columns-repeated="274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0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bonus damage to daemon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6" office:value-type="float" office:value="6" calcext:value-type="float" table:number-columns-spanned="279" table:number-rows-spanned="1">
            <text:p>6</text:p>
          </table:table-cell>
          <table:covered-table-cell table:number-columns-repeated="5"/>
          <table:covered-table-cell table:style-name="ce8" office:value-type="string" calcext:value-type="string">
            <text:p>Staff of Teleportation</text:p>
            <text:p>Teleports the Hero to the targeted allied land unit or structure.</text:p>
          </table:covered-table-cell>
          <table:covered-table-cell table:number-columns-repeated="272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9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bonus damage to beast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bonus damage to beast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office:value-type="string" calcext:value-type="string" table:number-columns-spanned="283" table:number-rows-spanned="1">
            <text:p>Level</text:p>
          </table:table-cell>
          <table:covered-table-cell table:number-columns-repeated="282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92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bonus damage to beast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6" office:value-type="float" office:value="3" calcext:value-type="float" table:number-columns-spanned="287" table:number-rows-spanned="1">
            <text:p>3</text:p>
          </table:table-cell>
          <table:covered-table-cell table:number-columns-repeated="5"/>
          <table:covered-table-cell table:style-name="ce8" office:value-type="string" calcext:value-type="string">
            <text:p>Talisman of Evasion</text:p>
            <text:p>Causes attacks against the wearer to miss 15% of the time. Does not stack with Evasion, or Drunken Brawler.</text:p>
          </table:covered-table-cell>
          <table:covered-table-cell table:number-columns-repeated="280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6" office:value-type="string" calcext:value-type="string">
            <text:p>2 HP/sec</text:p>
          </table:table-cell>
          <table:table-cell table:number-columns-repeated="88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bonus damage to beast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bonus damage to humanoid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 table:number-columns-spanned="291" table:number-rows-spanned="1">
            <text:p>Level</text:p>
          </table:table-cell>
          <table:covered-table-cell table:number-columns-repeated="290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84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bonus damage to humanoid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6" office:value-type="float" office:value="5" calcext:value-type="float" table:number-columns-spanned="295" table:number-rows-spanned="1">
            <text:p>5</text:p>
          </table:table-cell>
          <table:covered-table-cell table:number-columns-repeated="5"/>
          <table:covered-table-cell table:style-name="ce8" office:value-type="string" calcext:value-type="string">
            <text:p>Warsong Battle Drums</text:p>
            <text:p>Increases the attack damage of nearby friendly units by 10% when worn.</text:p>
          </table:covered-table-cell>
          <table:covered-table-cell table:number-columns-repeated="288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8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bonus damage to humanoid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bonus damage to humanoid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5" office:value-type="string" calcext:value-type="string" table:number-columns-spanned="299" table:number-rows-spanned="1">
            <text:p>Level</text:p>
          </table:table-cell>
          <table:covered-table-cell table:number-columns-repeated="298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7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bonus damage to undead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 office:value-type="float" office:value="4" calcext:value-type="float" table:number-columns-spanned="303" table:number-rows-spanned="1">
            <text:p>4</text:p>
          </table:table-cell>
          <table:covered-table-cell table:number-columns-repeated="302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72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bonus damage to undead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bonus damage to undead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office:value-type="string" calcext:value-type="string" table:number-columns-spanned="307" table:number-rows-spanned="1">
            <text:p>Level</text:p>
          </table:table-cell>
          <table:covered-table-cell table:number-columns-repeated="306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6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bonus damage to undead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6" office:value-type="float" office:value="4" calcext:value-type="float" table:number-columns-spanned="311" table:number-rows-spanned="1">
            <text:p>4</text:p>
          </table:table-cell>
          <table:covered-table-cell table:number-columns-repeated="310"/>
          <table:table-cell table:style-name="ce6" office:value-type="string" calcext:value-type="string">
            <text:p>N/A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Air, Ground, Friend, Self, Organic</text:p>
          </table:table-cell>
          <table:table-cell table:style-name="ce6" office:value-type="string" calcext:value-type="string">
            <text:p><text:a xlink:href="https://classic.battle.net/war3/undead/units/dreadlord.shtml" xlink:type="simple">Vampiric Aura</text:a>, See Below</text:p>
          </table:table-cell>
          <table:table-cell table:number-columns-repeated="64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bonus damage to monster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bonus damage to monster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 office:value-type="string" calcext:value-type="string" table:number-columns-spanned="315" table:number-rows-spanned="1">
            <text:p>Level</text:p>
          </table:table-cell>
          <table:covered-table-cell table:number-columns-repeated="314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6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bonus damage to monster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6" office:value-type="float" office:value="1" calcext:value-type="float" table:number-columns-spanned="319" table:number-rows-spanned="1">
            <text:p>1</text:p>
          </table:table-cell>
          <table:covered-table-cell table:number-columns-repeated="318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  <table:table-cell table:number-columns-repeated="5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bonus damage to monster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bonus damage to dragon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5" office:value-type="string" calcext:value-type="string" table:number-columns-spanned="323" table:number-rows-spanned="1">
            <text:p>Level</text:p>
          </table:table-cell>
          <table:covered-table-cell table:number-columns-repeated="322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bonus damage to dragon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6" office:value-type="float" office:value="4" calcext:value-type="float" table:number-columns-spanned="327" table:number-rows-spanned="1">
            <text:p>4</text:p>
          </table:table-cell>
          <table:covered-table-cell table:number-columns-repeated="326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6" office:value-type="string" calcext:value-type="string">
            <text:p>50% Mana Regeneration Bonus</text:p>
          </table:table-cell>
          <table:table-cell table:number-columns-repeated="48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bonus damage to dragon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bonus damage to dragon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5" office:value-type="string" calcext:value-type="string" table:number-columns-spanned="331" table:number-rows-spanned="1">
            <text:p>Level</text:p>
          </table:table-cell>
          <table:covered-table-cell table:number-columns-repeated="330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44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bonus damage to plant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6" office:value-type="float" office:value="2" calcext:value-type="float" table:number-columns-spanned="335" table:number-rows-spanned="1">
            <text:p>2</text:p>
          </table:table-cell>
          <table:covered-table-cell table:number-columns-repeated="334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Air, Ground, Ward, Tree</text:p>
          </table:table-cell>
          <table:table-cell table:style-name="ce6" office:value-type="string" calcext:value-type="string">
            <text:p>Cool: 7.5 sec.</text:p>
          </table:table-cell>
          <table:table-cell table:number-columns-repeated="4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bonus damage to plant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7"/>
          <table:table-cell table:number-columns-repeated="378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bonus damage to plants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5" office:value-type="string" calcext:value-type="string" table:number-columns-spanned="339" table:number-rows-spanned="1">
            <text:p>Level</text:p>
          </table:table-cell>
          <table:covered-table-cell table:number-columns-repeated="338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36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bonus damage to plants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6" office:value-type="float" office:value="0" calcext:value-type="float" table:number-columns-spanned="343" table:number-rows-spanned="1">
            <text:p>0</text:p>
          </table:table-cell>
          <table:covered-table-cell table:number-columns-repeated="342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Air, Ground</text:p>
          </table:table-cell>
          <table:table-cell table:style-name="ce6" office:value-type="string" calcext:value-type="string">
            <text:p>Cool: 30 sec., Buyable at <text:a xlink:href="https://classic.battle.net/war3/nightelf/ancientofwonders.shtml" xlink:type="simple">Ancient of Wonders</text:a></text:p>
          </table:table-cell>
          <table:table-cell table:number-columns-repeated="32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9"/>
          <table:table-cell table:style-name="ce7"/>
          <table:table-cell table:number-columns-repeated="378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9"/>
          <table:table-cell table:style-name="ce5" office:value-type="string" calcext:value-type="string" table:number-columns-spanned="347" table:number-rows-spanned="1">
            <text:p>Level</text:p>
          </table:table-cell>
          <table:covered-table-cell table:number-columns-repeated="346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8"/>
        </table:table-row>
        <table:table-row table:style-name="ro4">
          <table:table-cell office:value-type="float" office:value="159" calcext:value-type="float">
            <text:p>159</text:p>
          </table:table-cell>
          <table:table-cell table:number-columns-repeated="9"/>
          <table:table-cell table:style-name="ce6" office:value-type="float" office:value="0" calcext:value-type="float" table:number-columns-spanned="351" table:number-rows-spanned="1">
            <text:p>0</text:p>
          </table:table-cell>
          <table:covered-table-cell table:number-columns-repeated="350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Air, Ground, Friend</text:p>
          </table:table-cell>
          <table:table-cell table:style-name="ce6" office:value-type="string" calcext:value-type="string">
            <text:p>Cooldown: 45 sec., Buyable at <text:a xlink:href="https://classic.battle.net/war3/human/arcanevault.shtml" xlink:type="simple">Arcane Vault</text:a></text:p>
          </table:table-cell>
          <table:table-cell table:number-columns-repeated="24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9"/>
          <table:table-cell table:style-name="ce7"/>
          <table:table-cell table:number-columns-repeated="378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9"/>
          <table:table-cell table:style-name="ce5" office:value-type="string" calcext:value-type="string" table:number-columns-spanned="355" table:number-rows-spanned="1">
            <text:p>Level</text:p>
          </table:table-cell>
          <table:covered-table-cell table:number-columns-repeated="354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9"/>
          <table:table-cell table:style-name="ce6" office:value-type="float" office:value="6" calcext:value-type="float" table:number-columns-spanned="359" table:number-rows-spanned="1">
            <text:p>6</text:p>
          </table:table-cell>
          <table:covered-table-cell table:number-columns-repeated="358"/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Air, Ground, Enemy, Organic, Neutral</text:p>
          </table:table-cell>
          <table:table-cell table:style-name="ce6" office:value-type="string" calcext:value-type="string">
            <text:p>Duration 45 (10) sec | Cool: 30 sec.</text:p>
          </table:table-cell>
          <table:table-cell table:number-columns-repeated="16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9"/>
          <table:table-cell table:style-name="ce7"/>
          <table:table-cell table:number-columns-repeated="378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9"/>
          <table:table-cell table:style-name="ce5" office:value-type="string" calcext:value-type="string" table:number-columns-spanned="363" table:number-rows-spanned="1">
            <text:p>Level</text:p>
          </table:table-cell>
          <table:covered-table-cell table:number-columns-repeated="362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12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9"/>
          <table:table-cell table:style-name="ce6" office:value-type="float" office:value="2" calcext:value-type="float" table:number-columns-spanned="367" table:number-rows-spanned="1">
            <text:p>2</text:p>
          </table:table-cell>
          <table:covered-table-cell table:number-columns-repeated="366"/>
          <table:table-cell table:style-name="ce6" office:value-type="string" calcext:value-type="string">
            <text:p>N/A</text:p>
          </table:table-cell>
          <table:table-cell table:number-columns-repeated="2" table:style-name="ce6" office:value-type="string" calcext:value-type="string">
            <text:p>Self</text:p>
          </table:table-cell>
          <table:table-cell table:style-name="ce6" office:value-type="string" calcext:value-type="string">
            <text:p>Cool: 90 sec.</text:p>
          </table:table-cell>
          <table:table-cell table:number-columns-repeated="8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9"/>
          <table:table-cell table:style-name="ce7"/>
          <table:table-cell table:number-columns-repeated="378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9"/>
          <table:table-cell table:style-name="ce5" office:value-type="string" calcext:value-type="string" table:number-columns-spanned="371" table:number-rows-spanned="1">
            <text:p>Level</text:p>
          </table:table-cell>
          <table:covered-table-cell table:number-columns-repeated="370"/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Area of Effect</text:p>
          </table:table-cell>
          <table:table-cell table:style-name="ce5" office:value-type="string" calcext:value-type="string">
            <text:p>Allowed Targets</text:p>
          </table:table-cell>
          <table:table-cell table:style-name="ce5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9"/>
          <table:table-cell table:style-name="ce6" office:value-type="float" office:value="3" calcext:value-type="float" table:number-columns-spanned="375" table:number-rows-spanned="1">
            <text:p>3</text:p>
          </table:table-cell>
          <table:covered-table-cell table:number-columns-repeated="374"/>
          <table:table-cell table:style-name="ce6" office:value-type="string" calcext:value-type="string">
            <text:p>N/A</text:p>
          </table:table-cell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Self</text:p>
          </table:table-cell>
          <table:table-cell table:style-name="ce10" office:value-type="string" calcext:value-type="string">
            <text:p> 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9"/>
          <table:table-cell table:style-name="ce7"/>
          <table:table-cell table:number-columns-repeated="378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388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388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388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388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388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388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388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388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388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388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388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388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388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388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388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388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388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388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388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388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388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388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388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388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388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388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388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388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388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388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88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388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388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388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388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388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388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388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388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388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388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388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388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388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388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388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388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388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388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388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388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388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388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388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388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388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388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388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388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388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388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388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388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388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388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388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388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388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388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388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388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388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388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388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388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388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388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388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388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388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388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388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388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388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388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388"/>
        </table:table-row>
      </table:table>
      <table:named-expressions>
        <table:named-range table:name="bootsofspeed" table:base-cell-address="$Sheet1.$K$44" table:cell-range-address="$Sheet1.$K$44"/>
        <table:named-range table:name="circlet" table:base-cell-address="$Sheet1.$K$47" table:cell-range-address="$Sheet1.$K$47"/>
        <table:named-range table:name="claws9" table:base-cell-address="$Sheet1.$K$53" table:cell-range-address="$Sheet1.$K$53"/>
        <table:named-range table:name="gemoftrueseeing" table:base-cell-address="$Sheet1.$K$71" table:cell-range-address="$Sheet1.$K$71"/>
        <table:named-range table:name="orbofcorruption" table:base-cell-address="$Sheet1.$K$98" table:cell-range-address="$Sheet1.$K$98"/>
        <table:named-range table:name="orboffire" table:base-cell-address="$Sheet1.$K$104" table:cell-range-address="$Sheet1.$K$104"/>
        <table:named-range table:name="orboflightning" table:base-cell-address="$Sheet1.$K$107" table:cell-range-address="$Sheet1.$K$107"/>
        <table:named-range table:name="orbofvenom" table:base-cell-address="$Sheet1.$K$110" table:cell-range-address="$Sheet1.$K$110"/>
        <table:named-range table:name="pov" table:base-cell-address="$Sheet1.$K$122" table:cell-range-address="$Sheet1.$K$122"/>
        <table:named-range table:name="runedbracers" table:base-cell-address="$Sheet1.$K$140" table:cell-range-address="$Sheet1.$K$140"/>
        <table:named-range table:name="sot" table:base-cell-address="$Sheet1.$K$164" table:cell-range-address="$Sheet1.$K$164"/>
        <table:named-range table:name="staffofpreservation" table:base-cell-address="$Sheet1.$K$155" table:cell-range-address="$Sheet1.$K$155"/>
        <table:named-range table:name="staffofsanctuary" table:base-cell-address="$Sheet1.$K$158" table:cell-range-address="$Sheet1.$K$15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, helvetic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02:03:52.359140460</meta:creation-date>
    <dc:date>2024-11-02T05:13:59.960981425</dc:date>
    <meta:editing-duration>PT4H8M2S</meta:editing-duration>
    <meta:editing-cycles>25</meta:editing-cycles>
    <meta:generator>LibreOffice/7.3.7.2$Linux_X86_64 LibreOffice_project/30$Build-2</meta:generator>
    <meta:document-statistic meta:table-count="1" meta:cell-count="1454" meta:object-count="0"/>
  </office:meta>
</office:document-meta>
</file>